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proxima-nova" svg:font-family="proxima-no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800000"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800000" fo:font-size="11pt" style:font-size-asian="11pt" style:font-size-complex="11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800000" fo:font-size="11pt" style:font-size-asian="11pt" style:font-size-complex="11pt"/>
    </style:style>
    <style:style style:name="T1" style:family="text">
      <style:text-properties fo:font-variant="normal" fo:text-transform="none" style:font-name="proxima-nova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icken </text:p>
      <text:p text:style-name="Standard"/>
      <text:p text:style-name="P1"><text:span text:style-name="T1">Think you know how to go low carbon? Choose the LOWER carbon choice meal.</text:span><text:line-break/><text:span text:style-name="T1">Test your knowledge of which meals are planet friendlier with this photo quiz.Think you know how to go low carbon? Choose the LOWER carbon choice meal.<text:line-break/>Test your knowledge of which meals are planet friendlier with this photo quiz.</text:span></text:p>
      <text:p text:style-name="P1"><text:span text:style-name="T1"/></text:p>
      <text:p text:style-name="P2"><text:span text:style-name="T1">Chicken tikka </text:span></text:p>
      <text:p text:style-name="P2"><text:span text:style-name="T1"/></text:p>
      <text:p text:style-name="P2"><text:span text:style-name="T1">chicken noodle soup 253</text:span></text:p>
      <text:p text:style-name="P2"><text:span text:style-name="T1">chicken stir-fry 608</text:span></text:p>
      <text:p text:style-name="P2"><text:span text:style-name="T1">chicken cheese burrito 741</text:span></text:p>
      <text:p text:style-name="P2"><text:span text:style-name="T1">chicken Caesar salad 863</text:span></text:p>
      <text:p text:style-name="P2"><text:span text:style-name="T1">Chicken chow mein 646</text:span></text:p>
      <text:p text:style-name="P2"><text:span text:style-name="T1">chicken curry 563</text:span></text:p>
      <text:p text:style-name="P2"><text:span text:style-name="T1">chicken tenders 490 </text:span></text:p>
      <text:p text:style-name="P2"><text:span text:style-name="T1">chicken tikka masala 491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proxima-nova" svg:font-family="proxima-no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29:22</meta:creation-date>
    <meta:document-statistic meta:table-count="0" meta:image-count="0" meta:object-count="0" meta:page-count="1" meta:paragraph-count="11" meta:word-count="85" meta:character-count="501"/>
    <dc:date>2018-03-01T19:48:50</dc:date>
    <meta:editing-duration>PT2H4M18S</meta:editing-duration>
    <meta:editing-cycles>1</meta:editing-cycles>
    <meta:generator>OpenOffice.org/3.4.1$Unix OpenOffice.org_project/341m1$Build-9593</meta:generator>
  </office:meta>
</office:document-meta>
</file>